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/>
            <mi>A</mi>
            <mrow>
              <mi/>
              <mo stretchy="false">=</mo>
              <mi/>
            </mrow>
            <mrow>
              <mo stretchy="false">(</mo>
              <mrow>
                <mi>x</mi>
                <mi>,</mi>
                <mi>y</mi>
                <mi>,</mi>
                <mi>z</mi>
              </mrow>
              <mo stretchy="false">)</mo>
            </mrow>
            <mi/>
            <mtext>zur Zeit </mtext>
            <mi>t</mi>
          </mrow>
        </mtd>
      </mtr>
      <mtr>
        <mtd>
          <mrow>
            <mi>B</mi>
            <mrow>
              <mi/>
              <mo stretchy="false">=</mo>
              <mi/>
            </mrow>
            <mrow>
              <mo stretchy="false">(</mo>
              <mrow>
                <mrow>
                  <mi>x</mi>
                  <mo stretchy="false">+</mo>
                  <mtext>d</mtext>
                </mrow>
                <mi>x</mi>
                <mi>,</mi>
                <mrow>
                  <mi>y</mi>
                  <mo stretchy="false">+</mo>
                  <mtext>d</mtext>
                </mrow>
                <mi>y</mi>
                <mi>,</mi>
                <mrow>
                  <mi>z</mi>
                  <mo stretchy="false">+</mo>
                  <mtext>d</mtext>
                </mrow>
                <mi>z</mi>
              </mrow>
              <mo stretchy="false">)</mo>
            </mrow>
            <mi/>
            <mtext>zur Zeit </mtext>
            <mrow>
              <mi>t</mi>
              <mo stretchy="false">+</mo>
              <mtext>d</mtext>
            </mrow>
            <mi>t</mi>
          </mrow>
        </mtd>
      </mtr>
      <mtr>
        <mtd>
          <mrow/>
        </mtd>
      </mtr>
      <mtr>
        <mtd>
          <mrow>
            <mtext>Von </mtext>
            <mi>A</mi>
            <mtext> nach </mtext>
            <mi>B</mi>
            <mtext> ändert sich die Wirkungsfunktion um </mtext>
            <mtext>d</mtext>
            <mi>S</mi>
            <mi mathvariant="normal">:</mi>
          </mrow>
        </mtd>
      </mtr>
      <mtr>
        <mtd>
          <mrow>
            <mtext>d</mtext>
            <mi>S</mi>
            <mrow>
              <mi/>
              <mo stretchy="false">=</mo>
              <mi/>
            </mrow>
            <mfrac>
              <mrow>
                <mo stretchy="false">∂</mo>
                <mi>S</mi>
              </mrow>
              <mrow>
                <mo stretchy="false">∂</mo>
                <mi>t</mi>
              </mrow>
            </mfrac>
            <mtext>d</mtext>
            <mi>t</mi>
            <mrow>
              <mi/>
              <mo stretchy="false">+</mo>
              <mi/>
            </mrow>
            <mfrac>
              <mrow>
                <mo stretchy="false">∂</mo>
                <mi>S</mi>
              </mrow>
              <mrow>
                <mo stretchy="false">∂</mo>
                <mi>x</mi>
              </mrow>
            </mfrac>
            <mtext>d</mtext>
            <mi>x</mi>
            <mrow>
              <mi/>
              <mo stretchy="false">+</mo>
              <mi/>
            </mrow>
            <mfrac>
              <mrow>
                <mo stretchy="false">∂</mo>
                <mi>S</mi>
              </mrow>
              <mrow>
                <mo stretchy="false">∂</mo>
                <mi>y</mi>
              </mrow>
            </mfrac>
            <mtext>d</mtext>
            <mi>y</mi>
            <mrow>
              <mi/>
              <mo stretchy="false">+</mo>
              <mi/>
            </mrow>
            <mfrac>
              <mrow>
                <mo stretchy="false">∂</mo>
                <mi>S</mi>
              </mrow>
              <mrow>
                <mo stretchy="false">∂</mo>
                <mi>z</mi>
              </mrow>
            </mfrac>
            <mtext>d</mtext>
            <mi>z</mi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row>
                <mi/>
                <mo stretchy="false">−</mo>
                <mi>E</mi>
              </mrow>
            </mrow>
            <mtext>d</mtext>
            <mi>t</mi>
            <mrow>
              <mi/>
              <mo stretchy="false">+</mo>
              <mi/>
            </mrow>
            <mo stretchy="false">∇</mo>
            <mi>W</mi>
            <mrow>
              <mi/>
              <mo stretchy="false">⋅</mo>
              <mi/>
            </mrow>
            <mtext>d</mtext>
            <mstyle mathvariant="bold">
              <mrow>
                <mi>r</mi>
              </mrow>
            </mstyle>
          </mrow>
        </mtd>
      </mtr>
      <mtr>
        <mtd>
          <mrow/>
        </mtd>
      </mtr>
      <mtr>
        <mtd>
          <mrow>
            <mtext>mit </mtext>
            <mi/>
            <mtext>d</mtext>
            <mi>S</mi>
            <mrow>
              <mi/>
              <mover>
                <mo stretchy="false">=</mo>
                <mtext>!</mtext>
              </mover>
              <mi/>
            </mrow>
            <mn>0</mn>
            <mrow>
              <mi/>
              <mo stretchy="false">=</mo>
              <mrow>
                <mi/>
                <mo stretchy="false">−</mo>
                <mi>E</mi>
              </mrow>
            </mrow>
            <mtext>d</mtext>
            <mi>t</mi>
            <mrow>
              <mi/>
              <mo stretchy="false">+</mo>
              <mi/>
            </mrow>
            <mrow>
              <mo stretchy="false">(</mo>
              <mrow>
                <mo stretchy="false">∇</mo>
                <mi>W</mi>
                <mrow>
                  <mi/>
                  <mo stretchy="false">⋅</mo>
                  <mi/>
                </mrow>
                <mstyle mathvariant="bold">
                  <mrow>
                    <mi>u</mi>
                  </mrow>
                </mstyle>
              </mrow>
              <mo stretchy="false">)</mo>
            </mrow>
            <mtext>d</mtext>
            <mi>t</mi>
            <mi/>
            <mtext> folgt</mtext>
          </mrow>
        </mtd>
      </mtr>
      <mtr>
        <mtd>
          <mrow/>
        </mtd>
      </mtr>
      <mtr>
        <mtd>
          <mrow>
            <mo stretchy="false">∇</mo>
            <mi>W</mi>
            <mrow>
              <mi/>
              <mo stretchy="false">⋅</mo>
              <mi/>
            </mrow>
            <mstyle mathvariant="bold">
              <mrow>
                <mi>u</mi>
              </mrow>
            </mstyle>
            <mrow>
              <mi/>
              <mo stretchy="false">=</mo>
              <mi/>
            </mrow>
            <mi>E</mi>
            <mi/>
            <mo stretchy="false">⇒</mo>
            <mi/>
            <mrow>
              <mo stretchy="false">∣</mo>
              <mrow>
                <mstyle mathvariant="bold">
                  <mrow>
                    <mi>u</mi>
                  </mrow>
                </mstyle>
              </mrow>
              <mo stretchy="false">∣</mo>
            </mrow>
            <mrow>
              <mi/>
              <mo stretchy="false">=</mo>
              <mi/>
            </mrow>
            <mfrac>
              <mrow>
                <mrow>
                  <mo stretchy="false">∣</mo>
                  <mrow>
                    <mi>E</mi>
                  </mrow>
                  <mo stretchy="false">∣</mo>
                </mrow>
              </mrow>
              <mrow>
                <mrow>
                  <mo stretchy="false">∣</mo>
                  <mrow>
                    <mo stretchy="false">∇</mo>
                    <mi>W</mi>
                  </mrow>
                  <mo stretchy="false">∣</mo>
                </mrow>
              </mrow>
            </mfrac>
          </mrow>
        </mtd>
      </mtr>
    </mtable>
    <annotation encoding="StarMath 5.0">alignl ~~~~~~ A `=` (x,y,z) ~~~~~~~~~~~~~~~~~`` "zur Zeit " t newline
B `=` (x+"d"x,y+"d"y,z+"d"z) ~~~ "zur Zeit " t+"d"t newline newline
alignc "Von " A " nach " B " ändert sich die Wirkungsfunktion um "  "d"S : newline
alignc "d"S `=` {partial S} over {partial t} "d"t `+` {partial S} over {partial x} "d"x `+` {partial S} over {partial y} "d"y `+` {partial S} over {partial z} "d"z `=` newline
`=` - E "d"t `+` nabla W `cdot` "d" bold r newline newline
alignc "mit " ` "d" S ` = csup "!" ` 0 `=` - E "d"t `+` ( nabla W ` cdot ` bold u ) "d" t ` " folgt" newline newline
nabla W `cdot` bold u `=` E ~ drarrow ~ lline bold u rline `=` {lline E rline } over {lline nabla W rline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22:42:44.570000000</meta:creation-date>
    <meta:generator>LibreOffice/4.1.4.2$Windows_x86 LibreOffice_project/0a0440ccc0227ad9829de5f46be37cfb6edcf72</meta:generator>
  </office:meta>
</office:document-meta>
</file>